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13F09B00000FB600000FEB3E192EF866083AF5.svg" manifest:media-type="image/svg+xml"/>
  <manifest:file-entry manifest:full-path="Pictures/10194EB1000011AC000011E1E7CEBD5DE224089F.svg" manifest:media-type="image/svg+xml"/>
  <manifest:file-entry manifest:full-path="Pictures/10000001000000E4000000E71E887FBB8C96B58B.png" manifest:media-type="image/png"/>
  <manifest:file-entry manifest:full-path="Pictures/10000001000000E4000000E7EAEFD2EED117BCDE.png" manifest:media-type="image/png"/>
  <manifest:file-entry manifest:full-path="Pictures/1013F09B00000FB600000FEBB4B3395CBFCBFD77.svg" manifest:media-type="image/svg+xml"/>
  <manifest:file-entry manifest:full-path="Pictures/10000001000000E4000000E766CF8526531B18F7.png" manifest:media-type="image/png"/>
  <manifest:file-entry manifest:full-path="Pictures/1013F09B00000FB600000FEB29B49C535DE2C8C9.svg" manifest:media-type="image/svg+xml"/>
  <manifest:file-entry manifest:full-path="Pictures/1000000100000101000001048A60ECBC47E7CBBD.png" manifest:media-type="image/png"/>
  <manifest:file-entry manifest:full-path="Pictures/10194EB1000011AC000011E14025775E35C8AAE5.svg" manifest:media-type="image/svg+xml"/>
  <manifest:file-entry manifest:full-path="Pictures/100000010000010100000104290A702215800779.png" manifest:media-type="image/png"/>
  <manifest:file-entry manifest:full-path="Pictures/10194EB1000011AC000011E1C6E87D96249002CD.svg" manifest:media-type="image/svg+xml"/>
  <manifest:file-entry manifest:full-path="Pictures/1000000100000101000001048AAC1D6E3BB85F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21cm" svg:height="4.074cm" svg:x="1.785cm" svg:y="1.706cm">
          <draw:image xlink:href="Pictures/1013F09B00000FB600000FEB3E192EF866083AF5.svg" xlink:type="simple" xlink:show="embed" xlink:actuate="onLoad" draw:mime-type="image/svg+xml">
            <text:p/>
          </draw:image>
          <draw:image xlink:href="Pictures/10000001000000E4000000E7EAEFD2EED117BCDE.png" xlink:type="simple" xlink:show="embed" xlink:actuate="onLoad" draw:mime-type="image/png"/>
        </draw:frame>
        <draw:frame draw:style-name="gr1" draw:text-style-name="P1" draw:layer="layout" svg:width="4.021cm" svg:height="4.074cm" svg:x="7.042cm" svg:y="1.764cm">
          <draw:image xlink:href="Pictures/1013F09B00000FB600000FEB29B49C535DE2C8C9.svg" xlink:type="simple" xlink:show="embed" xlink:actuate="onLoad" draw:mime-type="image/svg+xml">
            <text:p/>
          </draw:image>
          <draw:image xlink:href="Pictures/10000001000000E4000000E766CF8526531B18F7.png" xlink:type="simple" xlink:show="embed" xlink:actuate="onLoad" draw:mime-type="image/png"/>
        </draw:frame>
        <draw:frame draw:style-name="gr1" draw:text-style-name="P1" draw:layer="layout" svg:width="4.021cm" svg:height="4.074cm" svg:x="12.555cm" svg:y="1.801cm">
          <draw:image xlink:href="Pictures/1013F09B00000FB600000FEBB4B3395CBFCBFD77.svg" xlink:type="simple" xlink:show="embed" xlink:actuate="onLoad" draw:mime-type="image/svg+xml">
            <text:p/>
          </draw:image>
          <draw:image xlink:href="Pictures/10000001000000E4000000E71E887FBB8C96B58B.png" xlink:type="simple" xlink:show="embed" xlink:actuate="onLoad" draw:mime-type="image/png"/>
        </draw:frame>
        <draw:frame draw:style-name="gr1" draw:text-style-name="P1" draw:layer="layout" svg:width="4.021cm" svg:height="4.074cm" svg:x="1.876cm" svg:y="7.112cm">
          <draw:image xlink:href="Pictures/1013F09B00000FB600000FEB3E192EF866083AF5.svg" xlink:type="simple" xlink:show="embed" xlink:actuate="onLoad" draw:mime-type="image/svg+xml">
            <text:p/>
          </draw:image>
          <draw:image xlink:href="Pictures/10000001000000E4000000E7EAEFD2EED117BCDE.png" xlink:type="simple" xlink:show="embed" xlink:actuate="onLoad" draw:mime-type="image/png"/>
        </draw:frame>
        <draw:frame draw:style-name="gr1" draw:text-style-name="P1" draw:layer="layout" svg:width="4.021cm" svg:height="4.074cm" svg:x="7.133cm" svg:y="7.17cm">
          <draw:image xlink:href="Pictures/1013F09B00000FB600000FEB29B49C535DE2C8C9.svg" xlink:type="simple" xlink:show="embed" xlink:actuate="onLoad" draw:mime-type="image/svg+xml">
            <text:p/>
          </draw:image>
          <draw:image xlink:href="Pictures/10000001000000E4000000E766CF8526531B18F7.png" xlink:type="simple" xlink:show="embed" xlink:actuate="onLoad" draw:mime-type="image/png"/>
        </draw:frame>
        <draw:frame draw:style-name="gr1" draw:text-style-name="P1" draw:layer="layout" svg:width="4.021cm" svg:height="4.074cm" svg:x="12.646cm" svg:y="7.207cm">
          <draw:image xlink:href="Pictures/1013F09B00000FB600000FEBB4B3395CBFCBFD77.svg" xlink:type="simple" xlink:show="embed" xlink:actuate="onLoad" draw:mime-type="image/svg+xml">
            <text:p/>
          </draw:image>
          <draw:image xlink:href="Pictures/10000001000000E4000000E71E887FBB8C96B58B.png" xlink:type="simple" xlink:show="embed" xlink:actuate="onLoad" draw:mime-type="image/png"/>
        </draw:frame>
        <draw:frame draw:style-name="gr1" draw:text-style-name="P1" draw:layer="layout" svg:width="4.523cm" svg:height="4.576cm" svg:x="1.559cm" svg:y="13.113cm">
          <draw:image xlink:href="Pictures/10194EB1000011AC000011E1E7CEBD5DE224089F.svg" xlink:type="simple" xlink:show="embed" xlink:actuate="onLoad" draw:mime-type="image/svg+xml">
            <text:p/>
          </draw:image>
          <draw:image xlink:href="Pictures/1000000100000101000001048A60ECBC47E7CBBD.png" xlink:type="simple" xlink:show="embed" xlink:actuate="onLoad" draw:mime-type="image/png"/>
        </draw:frame>
        <draw:frame draw:style-name="gr1" draw:text-style-name="P1" draw:layer="layout" svg:width="4.523cm" svg:height="4.576cm" svg:x="7.326cm" svg:y="13.158cm">
          <draw:image xlink:href="Pictures/10194EB1000011AC000011E14025775E35C8AAE5.svg" xlink:type="simple" xlink:show="embed" xlink:actuate="onLoad" draw:mime-type="image/svg+xml">
            <text:p/>
          </draw:image>
          <draw:image xlink:href="Pictures/100000010000010100000104290A702215800779.png" xlink:type="simple" xlink:show="embed" xlink:actuate="onLoad" draw:mime-type="image/png"/>
        </draw:frame>
        <draw:frame draw:style-name="gr1" draw:text-style-name="P1" draw:layer="layout" svg:width="4.523cm" svg:height="4.576cm" svg:x="13.229cm" svg:y="13.203cm">
          <draw:image xlink:href="Pictures/10194EB1000011AC000011E1C6E87D96249002CD.svg" xlink:type="simple" xlink:show="embed" xlink:actuate="onLoad" draw:mime-type="image/svg+xml">
            <text:p/>
          </draw:image>
          <draw:image xlink:href="Pictures/1000000100000101000001048AAC1D6E3BB85F4C.png" xlink:type="simple" xlink:show="embed" xlink:actuate="onLoad" draw:mime-type="image/png"/>
        </draw:frame>
        <draw:frame draw:style-name="gr1" draw:text-style-name="P1" draw:layer="layout" svg:width="4.523cm" svg:height="4.576cm" svg:x="1.628cm" svg:y="18.993cm">
          <draw:image xlink:href="Pictures/10194EB1000011AC000011E1E7CEBD5DE224089F.svg" xlink:type="simple" xlink:show="embed" xlink:actuate="onLoad" draw:mime-type="image/svg+xml">
            <text:p/>
          </draw:image>
          <draw:image xlink:href="Pictures/1000000100000101000001048A60ECBC47E7CBBD.png" xlink:type="simple" xlink:show="embed" xlink:actuate="onLoad" draw:mime-type="image/png"/>
        </draw:frame>
        <draw:frame draw:style-name="gr1" draw:text-style-name="P1" draw:layer="layout" svg:width="4.523cm" svg:height="4.576cm" svg:x="7.395cm" svg:y="19.038cm">
          <draw:image xlink:href="Pictures/10194EB1000011AC000011E14025775E35C8AAE5.svg" xlink:type="simple" xlink:show="embed" xlink:actuate="onLoad" draw:mime-type="image/svg+xml">
            <text:p/>
          </draw:image>
          <draw:image xlink:href="Pictures/100000010000010100000104290A702215800779.png" xlink:type="simple" xlink:show="embed" xlink:actuate="onLoad" draw:mime-type="image/png"/>
        </draw:frame>
        <draw:frame draw:style-name="gr1" draw:text-style-name="P1" draw:layer="layout" svg:width="4.523cm" svg:height="4.576cm" svg:x="13.298cm" svg:y="19.083cm">
          <draw:image xlink:href="Pictures/10194EB1000011AC000011E1C6E87D96249002CD.svg" xlink:type="simple" xlink:show="embed" xlink:actuate="onLoad" draw:mime-type="image/svg+xml">
            <text:p/>
          </draw:image>
          <draw:image xlink:href="Pictures/1000000100000101000001048AAC1D6E3BB85F4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9T11:40:12.712000000</meta:creation-date>
    <meta:print-date>2024-11-29T11:47:10.882000000</meta:print-date>
    <dc:date>2024-11-29T11:50:34.127000000</dc:date>
    <meta:editing-duration>PT10M22S</meta:editing-duration>
    <meta:editing-cycles>1</meta:editing-cycles>
    <meta:document-statistic meta:object-count="12"/>
    <meta:generator>LibreOffice/7.5.5.2$Windows_X86_64 LibreOffice_project/ca8fe7424262805f223b9a2334bc7181abbcbf5e</meta:generator>
  </office:meta>
</office:document-meta>
</file>